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12AD6978C78AC898652.png" manifest:media-type="image/png"/>
  <manifest:file-entry manifest:full-path="Pictures/100000000000039000000189E68AD98B5CAFD6FB.png" manifest:media-type="image/png"/>
  <manifest:file-entry manifest:full-path="Pictures/10000000000003B1000001B442BDF153883A6B9C.png" manifest:media-type="image/png"/>
  <manifest:file-entry manifest:full-path="Pictures/10000000000005EE000002378E3ACD62D3FFA2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457cm" svg:x="0.097cm" svg:y="2.709cm">
          <draw:image xlink:href="Pictures/10000000000005EE000002378E3ACD62D3FFA2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999cm" svg:height="11.533cm" svg:x="1.597cm" svg:y="2.171cm">
          <draw:image xlink:href="Pictures/10000000000003B1000001B442BDF153883A6B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125cm" svg:height="10.395cm" svg:x="2.03cm" svg:y="2.793cm">
          <draw:image xlink:href="Pictures/100000000000039000000189E68AD98B5CAFD6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3.649cm" svg:height="7.882cm" svg:x="2.253cm" svg:y="3.996cm">
          <draw:image xlink:href="Pictures/100000000000037E0000012AD6978C78AC8986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21:23:35.634186336</meta:creation-date>
    <dc:date>2020-08-31T21:52:20.433861759</dc:date>
    <meta:editing-duration>PT8M24S</meta:editing-duration>
    <meta:editing-cycles>1</meta:editing-cycles>
    <meta:document-statistic meta:object-count="41"/>
    <meta:generator>LibreOffice/6.4.4.2$Linux_X86_64 LibreOffice_project/40$Build-2</meta:generator>
  </office:meta>
</office:document-meta>
</file>